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5cm" draw:fill="none" draw:textarea-vertical-align="middle"/>
    </style:style>
    <style:style style:name="gr5"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text-properties style:font-name="Comic Sans MS1" fo:font-size="30pt" style:font-size-asian="30pt" style:font-size-complex="18pt"/>
    </style:style>
    <style:style style:name="P3" style:family="paragraph">
      <style:paragraph-properties fo:text-align="center"/>
      <style:text-properties style:font-name="Comic Sans MS1" fo:font-size="25pt" style:font-size-asian="25pt" style:font-size-complex="18pt"/>
    </style:style>
    <style:style style:name="T1" style:family="text">
      <style:text-properties style:font-name="Comic Sans MS1" fo:font-size="30pt" style:font-size-asian="30pt" style:font-size-complex="18pt"/>
    </style:style>
    <style:style style:name="T2" style:family="text">
      <style:text-properties style:font-name="Comic Sans MS1" fo:font-size="25pt" style:font-size-asian="25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line draw:style-name="gr1" draw:text-style-name="P1" draw:layer="layout" svg:x1="1.5cm" svg:y1="7.9cm" svg:x2="28.2cm" svg:y2="7.9cm">
          <text:p/>
        </draw:line>
        <draw:frame draw:style-name="gr2" draw:text-style-name="P2" draw:layer="layout" svg:width="3.258cm" svg:height="1.728cm" svg:x="1.8cm" svg:y="8.3cm">
          <draw:text-box>
            <text:p><text:span text:style-name="T1">C</text:span><text:span text:style-name="T1">言語</text:span></text:p>
          </draw:text-box>
        </draw:frame>
        <draw:frame draw:style-name="gr2" draw:text-style-name="P2" draw:layer="layout" svg:width="3.639cm" svg:height="1.728cm" svg:x="1.6cm" svg:y="5.9cm">
          <draw:text-box>
            <text:p><text:span text:style-name="T1">OCaml</text:span></text:p>
          </draw:text-box>
        </draw:frame>
        <draw:custom-shape draw:style-name="gr3" draw:text-style-name="P3" xml:id="id1" draw:id="id1" draw:layer="layout" svg:width="6.9cm" svg:height="1.369cm" svg:x="19.4cm" svg:y="2cm">
          <text:p text:style-name="P1"><text:span text:style-name="T2">全</text:span><text:span text:style-name="T2">flush</text:span><text:span text:style-name="T2">関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2" draw:id="id2" draw:layer="layout" svg:width="6.958cm" svg:height="1.369cm" svg:x="19.4cm" svg:y="9cm">
          <text:p text:style-name="P1"><text:span text:style-name="T2">caml_ml_flu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curve" svg:x1="22.85cm" svg:y1="3.369cm" svg:x2="22.879cm" svg:y2="9cm" draw:start-shape="id1" draw:start-glue-point="2" draw:end-shape="id2" draw:end-glue-point="0" svg:d="m22850 3369c0 4222 29 1407 29 5631" svg:viewBox="0 0 30 5632">
          <text:p/>
        </draw:connector>
        <draw:custom-shape draw:style-name="gr3" draw:text-style-name="P3" xml:id="id3" draw:id="id3" draw:layer="layout" svg:width="8.8cm" svg:height="1.369cm" svg:x="18.5cm" svg:y="12.131cm">
          <text:p text:style-name="P1"><text:span text:style-name="T2">caml_flush_part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4" draw:id="id4" draw:layer="layout" svg:width="5.83cm" svg:height="1.369cm" svg:x="20cm" svg:y="15.2cm">
          <text:p text:style-name="P1"><text:span text:style-name="T2">do_wri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5" draw:id="id5" draw:layer="layout" svg:width="9.8cm" svg:height="1.8cm" svg:x="18cm" svg:y="18.1cm">
          <text:p text:style-name="P1"><text:span text:style-name="T2">write</text:span><text:span text:style-name="T2">システムコール</text:span></text:p>
          <draw:enhanced-geometry svg:viewBox="0 0 21600 21600" draw:type="rectangle" draw:enhanced-path="M 0 0 L 21600 0 21600 21600 0 21600 0 0 Z N"/>
        </draw:custom-shape>
        <draw:connector draw:style-name="gr4" draw:text-style-name="P1" draw:layer="layout" draw:type="curve" svg:x1="22.879cm" svg:y1="10.369cm" svg:x2="22.9cm" svg:y2="12.131cm" draw:start-shape="id2" draw:start-glue-point="2" draw:end-shape="id3" svg:d="m22879 10369c0 1321 21 441 21 1762" svg:viewBox="0 0 22 1763">
          <text:p/>
        </draw:connector>
        <draw:connector draw:style-name="gr4" draw:text-style-name="P1" draw:layer="layout" draw:type="curve" svg:x1="22.9cm" svg:y1="13.5cm" svg:x2="22.915cm" svg:y2="15.2cm" draw:start-shape="id3" draw:end-shape="id4" svg:d="m22900 13500c0 1275 15 425 15 1700" svg:viewBox="0 0 16 1701">
          <text:p/>
        </draw:connector>
        <draw:connector draw:style-name="gr4" draw:text-style-name="P1" draw:layer="layout" draw:type="curve" svg:x1="22.915cm" svg:y1="16.569cm" svg:x2="22.9cm" svg:y2="18.1cm" draw:start-shape="id4" draw:start-glue-point="2" draw:end-shape="id5" svg:d="m22915 16569c0 1149-15 384-15 1531" svg:viewBox="0 0 16 1532">
          <text:p/>
        </draw:connector>
        <draw:custom-shape draw:style-name="gr3" draw:text-style-name="P3" draw:layer="layout" svg:width="6.9cm" svg:height="1.369cm" svg:x="1.2cm" svg:y="1.2cm">
          <text:p text:style-name="P1"><text:span text:style-name="T2">print_end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7" draw:id="id7" draw:layer="layout" svg:width="12.158cm" svg:height="1.369cm" svg:x="5.742cm" svg:y="9.4cm">
          <text:p text:style-name="P1"><text:span text:style-name="T2">caml_ml_out_channels_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6" draw:id="id6" draw:layer="layout" svg:width="12.158cm" svg:height="1.369cm" svg:x="5.742cm" svg:y="12.7cm">
          <text:p text:style-name="P1"><text:span text:style-name="T2">caml_all_opened_channe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curve" svg:x1="11.821cm" svg:y1="12.7cm" svg:x2="11.821cm" svg:y2="10.769cm" draw:start-shape="id6" draw:end-shape="id7" svg:d="m11821 12700v-1931" svg:viewBox="0 0 1 1932">
          <text:p/>
        </draw:connector>
        <draw:connector draw:style-name="gr4" draw:text-style-name="P1" draw:layer="layout" draw:type="curve" svg:x1="11.821cm" svg:y1="9.4cm" svg:x2="19.4cm" svg:y2="2.684cm" draw:start-shape="id7" draw:start-glue-point="0" draw:end-shape="id1" draw:end-glue-point="3" svg:d="m11821 9400c0-4478 2526-6716 7579-6716" svg:viewBox="0 0 7580 6717">
          <text:p/>
        </draw:connector>
        <draw:custom-shape draw:style-name="gr5" draw:text-style-name="P1" draw:layer="layout" svg:width="12.8cm" svg:height="3.3cm" svg:x="1.9cm" svg:y="15.5cm">
          <text:p text:style-name="P1"><text:span text:style-name="T2">print_endline</text:span><text:span text:style-name="T2">は文字列を</text:span></text:p>
          <text:p text:style-name="P1"><text:span text:style-name="T2">このバッファにためるはず</text:span></text:p>
          <draw:enhanced-geometry svg:viewBox="0 0 21600 21600" draw:text-areas="800 800 20800 20800" draw:type="round-rectangular-callout" draw:modifiers="16021.5608155613 -10777.09784913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 draw:layer="layout" svg:width="9.8cm" svg:height="3.6cm" svg:x="3.1cm" svg:y="3cm">
          <text:p text:style-name="P1"><text:span text:style-name="T2">どうやって</text:span></text:p>
          <text:p text:style-name="P1"><text:span text:style-name="T2">辿り着こうか</text:span><text:span text:style-name="T2">...</text:span></text:p>
          <draw:enhanced-geometry svg:viewBox="0 0 21600 21600" draw:text-areas="3000 3320 17110 17330" draw:type="cloud-callout" draw:modifiers="5141.59779614325 -2549.2918633712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さざなみ明朝" svg:font-family="さざなみ明朝" style:font-family-generic="roman" style:font-pitch="variable"/>
    <style:font-face style:name="Comic Sans MS" svg:font-family="'Comic Sans MS'" style:font-family-generic="script" style:font-pitch="variable"/>
    <style:font-face style:name="Comic Sans MS1" svg:font-family="'Comic Sans MS'" style:font-adornments="標準" style:font-family-generic="script" style:font-pitch="variable"/>
    <style:font-face style:name="さざなみ明朝1" svg:font-family="さざなみ明朝" style:font-family-generic="script" style:font-pitch="variable"/>
    <style:font-face style:name="FreeSans" svg:font-family="FreeSans" style:font-family-generic="system" style:font-pitch="variable"/>
    <style:font-face style:name="VL ゴシック" svg:font-family="'VL ゴシック'"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さざなみ明朝"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draw:stroke-dash="Dash_20_1"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3-08-22T17:44:46.984977356</meta:creation-date>
    <dc:date>2013-08-23T00:45:31.435017766</dc:date>
    <dc:creator>Okabe Kiwamu</dc:creator>
    <meta:editing-duration>PT2H50M40S</meta:editing-duration>
    <meta:editing-cycles>158</meta:editing-cycles>
    <meta:generator>LibreOffice/4.1.0.4$Linux_X86_64 LibreOffice_project/410m0$Build-4</meta:generator>
    <meta:document-statistic meta:object-count="19"/>
  </office:meta>
</office:document-meta>
</file>